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29799774745220210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0402749585751631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37850350836710560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07639189523272530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0437074383858216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16219892121346791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05590063165437349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2908316289475504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387683" text:continue-list="list605590063165437349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96698949562804964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9336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7885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39227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39549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37962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61030380400557212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5614135146079826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59755653508822026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84652"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00901732711764480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144860111520148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614746731673326668" text:style-name="L15">
        <text:list-item>
          <text:list>
            <text:list-header>
              <text:p text:style-name="P184">1.5 miles averaging about 9:40/mile and rest 1 min</text:p>
            </text:list-header>
          </text:list>
        </text:list-item>
      </text:list>
      <text:p text:style-name="P24">1 mile in 8:26 and rest 2 min</text:p>
      <text:list xml:id="list500526624329143783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0428989295173535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7037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354910320324546096"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2350332209780186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73451563672008946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383790" text:continue-list="list6223503322097801869" text:style-name="L19">
        <text:list-item>
          <text:list>
            <text:list-header>
              <text:p text:style-name="P188">(Pace*HR)=1240</text:p>
            </text:list-header>
          </text:list>
        </text:list-item>
      </text:list>
      <text:list xml:id="list37367443" text:continue-list="list7354910320324546096" text:style-name="L18">
        <text:list-item>
          <text:list>
            <text:list-header>
              <text:p text:style-name="P187">2 miles at 10:46/mile Ave HR= 121 bpm and rest a few minutes</text:p>
            </text:list-header>
          </text:list>
        </text:list-item>
      </text:list>
      <text:list xml:id="list37390739" text:continue-list="list3738379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37497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931169841219031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84927906088345421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7988089680226089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262636150593802972"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82636381630586761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15693066201786262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37845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8984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0709093953042320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3056605285155405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1649103729564294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8988855850341100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68465965662216249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211347784952008241" text:style-name="L32">
        <text:list-item>
          <text:list>
            <text:list-header>
              <text:p text:style-name="P198">0.25 miles in 2:54</text:p>
              <text:p text:style-name="P198">1 mile in 9:21 going faster as I ran and ending at around 8:30 pace</text:p>
            </text:list-header>
          </text:list>
        </text:list-item>
      </text:list>
      <text:list xml:id="list421876599031253362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26541674644157654"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1379357329681688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87679697493873874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65499766246912374"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13951351503951690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text:soft-page-break/>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44548027557558239"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6T17:10:37.45</dc:date>
    <dc:creator>James Lombardi</dc:creator>
    <meta:editing-duration>P29DT23H47M47S</meta:editing-duration>
    <meta:editing-cycles>2240</meta:editing-cycles>
    <meta:generator>OpenOffice/4.1.2$Win32 OpenOffice.org_project/412m3$Build-9782</meta:generator>
    <meta:document-statistic meta:table-count="0" meta:image-count="9" meta:object-count="0" meta:page-count="221" meta:paragraph-count="6503" meta:word-count="69920" meta:character-count="357574"/>
  </office:meta>
</office:document-meta>
</file>